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MySQL基本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データ定義言語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データ操作言語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条件による行の絞り込み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検索結果の加工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式と関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グループ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副問合せ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インポート・エクスポー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テーブルの論理構造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テーブルの結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style-name="ce6" office:value-type="date" office:date-value="2022-06-27T23:17:24" calcext:value-type="date">
            <text:p>2022-06-27 23:17:2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インデックス・ビュー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7T23:17:24" calcext:value-type="date">
            <text:p>2022-06-27 23:17:24</text:p>
          </table:table-cell>
          <table:table-cell table:style-name="ce6" office:value-type="date" office:date-value="2022-06-28T23:17:24" calcext:value-type="date">
            <text:p>2022-06-28 23:17:2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データ制御言語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8T23:17:24" calcext:value-type="date">
            <text:p>2022-06-28 23:17:24</text:p>
          </table:table-cell>
          <table:table-cell table:style-name="ce6" office:value-type="date" office:date-value="2022-06-29T23:17:24" calcext:value-type="date">
            <text:p>2022-06-29 23:17:24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9-05T18:33:45.048000000</dc:date>
    <meta:editing-duration>PT2H8M10S</meta:editing-duration>
    <meta:editing-cycles>10</meta:editing-cycles>
    <meta:generator>LibreOffice/7.2.3.2$Windows_X86_64 LibreOffice_project/d166454616c1632304285822f9c83ce2e660fd92</meta:generator>
    <meta:document-statistic meta:table-count="1" meta:cell-count="85" meta:object-count="0"/>
  </office:meta>
</office:document-meta>
</file>